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4262e" officeooo:paragraph-rsid="000426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sistemas de camẽras de segurança evoluiram muito desde a sua invenção tendo principalmente avanços em áreas como nitidez das imagens e tamanhos das camêras, porem, recentemente, muitas dessas camêras passaram a integrar sistemas em software que melhoraram a capacidade de trabalho desse equipamento. A introdução desses sistemas de Inteligência Artificial nas câmeras foi necessidade para possibilitar que esse equipamento seja capaz de perfomar atividades humanas de análise, alem de simplesmente gravar algum local, como perceber se algum veículo apresenta irregularidades, ou se algum pessoa está sendo perseguida. Em síntese, eu acedito que os sistemas implantados em câmeras de vigilância são sistemas inteligentes pois eles são responsáveis por realizar uma análise ‘crítica’ das informações que estão sendo captadas para gerar possíveis alertas de estados ou ações irregulares em algum ambiente, podendo alertar profissionais de segurança a tempo de agirem e impedirem que algum ilegalidade ocorra ou continue ocorrendo.</text:p>
      <text:p text:style-name="P1"/>
      <text:p text:style-name="P1">Fontes:</text:p>
      <text:p text:style-name="P1"><text:a xlink:type="simple" xlink:href="https://gestaodesegurancaprivada.com.br/cameras-de-seguranca-com-inteligencia-artificial-como-funcionam/" text:style-name="Internet_20_link" text:visited-style-name="Visited_20_Internet_20_Link">https://gestaodesegurancaprivada.com.br/cameras-de-seguranca-com-inteligencia-artificial-como-funcionam/</text:a></text:p>
      <text:p text:style-name="P1"><text:a xlink:type="simple" xlink:href="https://revistasegurancaeletronica.com.br/inteligencia-artificial-em-sistemas-de-seguranca-eletronica/" text:style-name="Internet_20_link" text:visited-style-name="Visited_20_Internet_20_Link">https://revistasegurancaeletronica.com.br/inteligencia-artificial-em-sistemas-de-seguranca-eletronica/</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2T08:13:08.132317148</meta:creation-date>
    <dc:date>2022-08-12T08:25:36.478520881</dc:date>
    <meta:editing-duration>PT2M18S</meta:editing-duration>
    <meta:editing-cycles>1</meta:editing-cycles>
    <meta:generator>LibreOffice/6.4.7.2$Linux_X86_64 LibreOffice_project/40$Build-2</meta:generator>
    <meta:document-statistic meta:table-count="0" meta:image-count="0" meta:object-count="0" meta:page-count="1" meta:paragraph-count="4" meta:word-count="151" meta:character-count="1243" meta:non-whitespace-character-count="1096"/>
  </office:meta>
</office:document-meta>
</file>